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font-size="12p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bold"/>
    </style:style>
    <style:style style:name="T4" style:family="text">
      <style:text-properties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?</text:p>
      <text:p text:style-name="P3">DEDEGAB AGEG BABD'</text:p>
      <text:p text:style-name="P3">DEDEGAB AGEG D- x 2</text:p>
      <text:p text:style-name="P3">D'D'D'E'D'CnB AGEG BABD'</text:p>
      <text:p text:style-name="P3">D'D'D'E'D'CnB AGEG G</text:p>
      <text:p text:style-name="P3"/>
      <text:p text:style-name="P2">The Clare Jig</text:p>
      <text:p text:style-name="P3">E' A A F' A A G' F' G' A' G' E'</text:p>
      <text:p text:style-name="P3">D' B A <text:s/>G F G <text:s/>B A G <text:s/>B C' D'</text:p>
      <text:p text:style-name="P3">E' A A F' A A G' F' G' A' G' E'</text:p>
      <text:p text:style-name="P3">D' B D' <text:s/>G' D' B <text:s/>A B A A-- <text:s text:c="2"/>x2</text:p>
      <text:p text:style-name="P3"/>
      <text:p text:style-name="P3">E'F'G' <text:s/>A'B'A' <text:s/>A'B'A' <text:s/>A'G'E'</text:p>
      <text:p text:style-name="P3">D'BD' <text:s text:c="2"/>G'A'G' <text:s/>G'A'G' G'E'D'</text:p>
      <text:p text:style-name="P3">E'F'G' <text:s/>A'B'A' <text:s/>A'B'A' <text:s/>A'G'E'</text:p>
      <text:p text:style-name="P3">D'BD' <text:s text:c="2"/>G'D'B <text:s/>ABA A- <text:s/>x2</text:p>
      <text:p text:style-name="P3"/>
      <text:p text:style-name="P2">Galway Rambler</text:p>
      <text:p text:style-name="P3">G- D'GE'GD'GG- D'BAGEF</text:p>
      <text:p text:style-name="P3">G- D'GE'GD'E'G' E'D'BAGEF</text:p>
      <text:p text:style-name="P3">G- D'GE'GD'GG- D'BAGEF</text:p>
      <text:p text:style-name="P3">GFGA BABD' G'E'D'BA- <text:s/>x 2</text:p>
      <text:p text:style-name="P3"/>
      <text:p text:style-name="P3">(BD') G'F'G'B' A'G'A'B' G'A'B'G' A'G'E'F'</text:p>
      <text:p text:style-name="P3"><text:s/>G'F'G'B' A'G'A'B' G'E'D'B' A-</text:p>
      <text:p text:style-name="P3">(BD') G'F'G'B' A'G'A'B' G'A'B'G' A'-</text:p>
      <text:p text:style-name="P3"><text:s/>G'A'B'G' A'G'E' A'A'F'G' E'D' BAGEF G- <text:s/>x 2</text:p>
      <text:p text:style-name="P3"/>
      <text:p text:style-name="P3"><text:span text:style-name="T2">Paddy's Return</text:span></text:p>
      <text:p text:style-name="P3">BAF DDF ABD' BBAF</text:p>
      <text:p text:style-name="P3">ABA F- DF EEE</text:p>
      <text:p text:style-name="P3">BAF DDF ABD' BBAF</text:p>
      <text:p text:style-name="P3">ABA F- EF D D D <text:s/>x2</text:p>
      <text:p text:style-name="P3"/>
      <text:p text:style-name="P3">E'F'D'D'D'BA</text:p>
      <text:p text:style-name="P3">F'D'D'D'</text:p>
      <text:p text:style-name="P3">E'F'E'F'D'E'F'G'F'G'E'</text:p>
      <text:p text:style-name="P3">G'F'E'D'B- D'A- D'F- </text:p>
      <text:p text:style-name="P3">GAB AF- <text:s/>EFDDD <text:s/>x2</text:p>
      <text:p text:style-name="P3"/>
      <text:p text:style-name="P2">The Lark on the Strand</text:p>
      <text:p text:style-name="P3">B (AGE) FG</text:p>
      <text:p text:style-name="P3">ABA <text:s/>GAB D'E'D'D'G'D'D'</text:p>
      <text:p text:style-name="P3">E'D'B D'BA</text:p>
      <text:p text:style-name="P3">GEFG - ABA GABD'</text:p>
      <text:p text:style-name="P3">E'D'D'G'D'BAGFG- <text:s/>x2</text:p>
      <text:p text:style-name="P3"/>
      <text:p text:style-name="P3">G'F'G'E'F'G'A'D'D'E'D'B</text:p>
      <text:p text:style-name="P3">ABD'E'D'D'E'D'CD'E'F'</text:p>
      <text:p text:style-name="P3">G'F'G'A'G'A'B'A'G'F'G'F'</text:p>
      <text:p text:style-name="P3">E'D'C' BD'B AGF G <text:s text:c="2"/>x2</text:p>
      <text:p text:style-name="P3"/>
      <text:p text:style-name="P3"><text:span text:style-name="T2">The Battering Ram</text:span></text:p>
      <text:p text:style-name="P3">BD'B GBA BD'B G- G-</text:p>
      <text:p text:style-name="P3">BD'B GAG EGE D- D-</text:p>
      <text:p text:style-name="P3">BD'B GBA GBD' B B A G</text:p>
      <text:p text:style-name="P3">AGA BAB GE D- D- <text:s/>x2</text:p>
      <text:p text:style-name="P3"/>
      <text:p text:style-name="P3">BD'E' G'A'G' A'B'G'E'E'D'B</text:p>
      <text:p text:style-name="P3">D'E'G'A'G'A'B'G'E'C'</text:p>
      <text:p text:style-name="P3">A'B'A' G'A'G' E'G'E' D'</text:p>
      <text:p text:style-name="P3">E'G'E'D'BGAG-EGED- D <text:s/>x2</text:p>
      <text:p text:style-name="P3"/>
      <text:p text:style-name="P3">D'B- GA- GB D- D</text:p>
      <text:p text:style-name="P3">BBA GAGEGE D- D-</text:p>
      <text:p text:style-name="P3">D'B- GA- GBD'BBAG</text:p>
      <text:p text:style-name="P3">AGAB ABGE D-D- <text:s/>x2</text:p>
      <text:p text:style-name="P3"/>
      <text:p text:style-name="P2">Wallop the Spot</text:p>
      <text:p text:style-name="P3">FEF DFA BAF D'AG</text:p>
      <text:p text:style-name="P3">FEF DFA BAF D'</text:p>
      <text:p text:style-name="P3">FEF DFA BAF D'-</text:p>
      <text:p text:style-name="P3">E'F'E'D'E'D' BBA FAFE <text:s/>x2</text:p>
      <text:p text:style-name="P3"/>
      <text:p text:style-name="P3">BCD' E'AA F'E'D'E'CA</text:p>
      <text:p text:style-name="P3">BCD' E'CA BAF AFE</text:p>
      <text:p text:style-name="P3">BCD' E'AA F'E'D'E'F'G'</text:p>
      <text:p text:style-name="P3">A'G'E' E'D'B BAF AFE <text:s/>x2</text:p>
      <text:p text:style-name="P3"/>
      <text:p text:style-name="P3">DFA D'CD'E' CDC' AF</text:p>
      <text:p text:style-name="P3">DFA D'- ABAF AFE</text:p>
      <text:p text:style-name="P3">DFA D'C'DE' DCD'-</text:p>
      <text:p text:style-name="P3">E'F'E'D'E'D' BBA FAFE <text:s/>x2</text:p>
      <text:p text:style-name="P3"/>
      <text:p text:style-name="P2">The Blackbird</text:p>
      <text:p text:style-name="P3">Hammy Hamilton</text:p>
      <text:p text:style-name="P3">Maids of ... ?</text:p>
      <text:p text:style-name="P3"/>
      <text:p text:style-name="P2">new tonight:</text:p>
      <text:p text:style-name="P3">Inis thiar</text:p>
      <text:p text:style-name="P3">The battering ram</text:p>
      <text:p text:style-name="P3">Galway rambler</text:p>
      <text:p text:style-name="P3">Clare jig</text:p>
      <text:p text:style-name="P3">the lark on the strand</text:p>
      <text:p text:style-name="P3"><text:span text:style-name="T2">already on phone:</text:span></text:p>
      <text:p text:style-name="P3">Sweet Biddy Daly</text:p>
      <text:p text:style-name="P3">The ramblin' pitchfork</text:p>
      <text:p text:style-name="P3">Kerry polka 2</text:p>
      <text:p text:style-name="P3">Kerry slide</text:p>
      <text:p text:style-name="P3">South wind</text:p>
      <text:p text:style-name="P3">Sally gardens fast</text:p>
      <text:p text:style-name="P3">Off to california</text:p>
      <text:p text:style-name="P3">Marie's wedd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font-size-asian="10.5pt" style:language-asian="en" style:country-asian="IE" style:font-size-complex="12pt" style:language-complex="en" style:country-complex="I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font-name-asian="DejaVu Sans" style:font-size-asian="10.5pt" style:language-asian="en" style:country-asian="IE" style:font-name-complex="DejaVu Sans" style:font-size-complex="12pt" style:language-complex="en" style:country-complex="I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1" fo:font-size="10pt" style:font-name-asian="Liberation Serif1" style:font-size-asian="10pt" style:font-name-complex="Liberation Serif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5-04T23:47:26</dc:date>
    <meta:generator>OpenOffice.org/3.0$Linux OpenOffice.org_project/300m15$Build-9379</meta:generator>
    <meta:editing-duration>PT02H15M41S</meta:editing-duration>
    <meta:editing-cycles>2</meta:editing-cycles>
    <meta:document-statistic meta:table-count="0" meta:image-count="0" meta:object-count="0" meta:page-count="1" meta:paragraph-count="87" meta:word-count="328" meta:character-count="1707"/>
    <meta:user-defined meta:name="Info 1"/>
    <meta:user-defined meta:name="Info 2"/>
    <meta:user-defined meta:name="Info 3"/>
    <meta:user-defined meta:name="Info 4"/>
  </office:meta>
</office:document-meta>
</file>